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Mono" svg:font-family="'Liberation Mono'" style:font-adornments="Обычный" style:font-family-generic="modern" style:font-pitch="fixed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Обычный" style:font-family-generic="roman" style:font-pitch="variable"/>
    <style:font-face style:name="PT Astra Serif1" svg:font-family="'PT Astra Serif'" style:font-adornments="Regular" style:font-family-generic="roman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irst_20_line_20_indent">
      <style:text-properties officeooo:paragraph-rsid="0077fdf3"/>
    </style:style>
    <style:style style:name="P8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T2" style:family="text">
      <style:text-properties officeooo:rsid="0082a7df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=Robot(animate=true)</text:p>
      <text:p text:style-name="P7"><text:s text:c="4"/>"function way_to_edge!(r::Robot)</text:p>
      <text:p text:style-name="P7"><text:s text:c="4"/>" <text:s text:c="3"/>numsteps_sud=0</text:p>
      <text:p text:style-name="P7"><text:s text:c="4"/>" <text:s text:c="3"/>while !isborder(r, Sud)</text:p>
      <text:p text:style-name="P7"><text:s text:c="4"/>" <text:s text:c="7"/>move!(r, Sud)</text:p>
      <text:p text:style-name="P7"><text:s text:c="4"/>" <text:s text:c="7"/>numsteps_sud+=1,</text:p>
      <text:p text:style-name="P7"><text:s text:c="4"/>" <text:s text:c="3"/>end\n"</text:p>
      <text:p text:style-name="P7"><text:s text:c="4"/>" <text:s text:c="3"/>numsteps_west=0</text:p>
      <text:p text:style-name="P7"><text:s text:c="4"/>" <text:s text:c="3"/>while !isborder(r, west<text:span text:style-name="T2">)</text:span></text:p>
      <text:p text:style-name="P7"><text:s text:c="4"/>" <text:s text:c="7"/>move!(r, west)</text:p>
      <text:p text:style-name="P7"><text:s text:c="4"/>" <text:s text:c="7"/>numsteps_west+=1\</text:p>
      <text:p text:style-name="P7"><text:s text:c="4"/>" <text:s text:c="3"/>end</text:p>
      <text:p text:style-name="P7"><text:s text:c="4"/>" <text:s text:c="3"/>if !isborder(r,Sude)</text:p>
      <text:p text:style-name="P7"><text:s text:c="4"/>" <text:s text:c="7"/>while !isborder(r, Sud)</text:p>
      <text:p text:style-name="P7"><text:s text:c="4"/>" <text:s text:c="11"/>move!(r, Sud)</text:p>
      <text:p text:style-name="P7"><text:s text:c="4"/>" <text:s text:c="11"/>numsteps_sud+=1</text:p>
      <text:p text:style-name="P7"><text:s text:c="4"/>" <text:s text:c="7"/>end</text:p>
      <text:p text:style-name="P7"><text:s text:c="4"/>" <text:s text:c="3"/>end</text:p>
      <text:p text:style-name="P7"><text:s text:c="4"/>"en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Mono" svg:font-family="'Liberation Mono'" style:font-adornments="Обычный" style:font-family-generic="modern" style:font-pitch="fixed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Обычный" style:font-family-generic="roman" style:font-pitch="variable"/>
    <style:font-face style:name="PT Astra Serif1" svg:font-family="'PT Astra Serif'" style:font-adornments="Regular" style:font-family-generic="roman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62936864">
            <table:table-cell table:style-name="TableBox62950352" office:value-type="string">
              <text:p text:style-name="MP5"/>
            </table:table-cell>
            <table:table-cell table:style-name="TableBox62969840"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9-15T17:20:23.906370652</meta:creation-date>
    <dc:title>Default</dc:title>
    <meta:editing-cycles>2</meta:editing-cycles>
    <meta:editing-duration>PT49S</meta:editing-duration>
    <meta:generator>LibreOffice/7.2.7.2$Linux_X86_64 LibreOffice_project/20$Build-2</meta:generator>
    <dc:date>2023-09-15T17:21:11.694983531</dc:date>
    <meta:document-statistic meta:table-count="1" meta:image-count="0" meta:object-count="0" meta:page-count="1" meta:paragraph-count="29" meta:word-count="69" meta:character-count="557" meta:non-whitespace-character-count="357"/>
  </office:meta>
</office:document-meta>
</file>